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07a7" officeooo:paragraph-rsid="000807a7"/>
    </style:style>
    <style:style style:name="P2" style:family="paragraph" style:parent-style-name="Standard" style:list-style-name="L1">
      <style:text-properties officeooo:rsid="000807a7" officeooo:paragraph-rsid="000807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wning system:</text:p>
      <text:list xml:id="list3266576873451602415" text:style-name="L1">
        <text:list-item>
          <text:p text:style-name="P2">Not in same room as player</text:p>
        </text:list-item>
        <text:list-item>
          <text:p text:style-name="P2">Not if there are more then a certain amount of monsters allive</text:p>
        </text:list-item>
        <text:list-item>
          <text:p text:style-name="P2">rate increases with dungeon level</text:p>
        </text:list-item>
        <text:list-item>
          <text:p text:style-name="P2">Groups spawn together of certain monsters</text:p>
        </text:list-item>
        <text:list-item>
          <text:p text:style-name="P2">Depends on level</text:p>
        </text:list-item>
        <text:list-item>
          <text:p text:style-name="P2">rarity depends on strength</text:p>
        </text:list-item>
        <text:list-item>
          <text:p text:style-name="P2">some monsters can go extinct/unique</text:p>
        </text:list-item>
        <text:list-item>
          <text:p text:style-name="P2">some monsters are even more special (eg: spawn with a pet or something)</text:p>
        </text:list-item>
        <text:list-item>
          <text:p text:style-name="P2">some monsters need to have standard items, or random</text:p>
        </text:list-item>
        <text:list-item>
          <text:p text:style-name="P2">some monsters need a terain or room type</text:p>
        </text:list-item>
        <text:list-item>
          <text:p text:style-name="P2">spawners? Generate large ammount of monster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ts van Riezen</meta:initial-creator>
    <meta:creation-date>2015-01-05T16:34:41.219000000</meta:creation-date>
    <dc:date>2015-01-05T20:00:11.107000000</dc:date>
    <dc:creator>Maurits van Riezen</dc:creator>
    <meta:editing-duration>PT3H10M19S</meta:editing-duration>
    <meta:editing-cycles>1</meta:editing-cycles>
    <meta:document-statistic meta:table-count="0" meta:image-count="0" meta:object-count="0" meta:page-count="1" meta:paragraph-count="12" meta:word-count="90" meta:character-count="474" meta:non-whitespace-character-count="407"/>
    <meta:generator>LibreOffice/4.2.6.3$Windows_x86 LibreOffice_project/3fd416d4c6db7d3204c17ce57a1d70f6e531ee21</meta:generator>
  </office:meta>
</office:document-meta>
</file>